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2024-12-17 20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2023-12-05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2022-12-05 21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2021-12-08 21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2020-12-16 19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2019-12-09 21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2018-12-10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2017-12-1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2016-12-12 19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2015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2014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201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2012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201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201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200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2008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2007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200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2005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2004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2003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200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2000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199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1997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199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1995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1995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199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199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1991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1991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1991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1990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1989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1988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1987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1986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1984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198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1981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197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1976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1975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1974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197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197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197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197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1967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1966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196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196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196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1962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196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1960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195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1957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195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195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195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603</text:p>
          </table:table-cell>
          <table:table-cell office:value-type="string" calcext:value-type="string">
            <text:p>1953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56" meta:object-count="0"/>
    <meta:user-defined meta:name="AppVersion">3.0</meta:user-defined>
  </office:meta>
</office:document-meta>
</file>